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d466" officeooo:paragraph-rsid="000fd466"/>
    </style:style>
    <style:style style:name="P2" style:family="paragraph" style:parent-style-name="Standard">
      <style:text-properties officeooo:rsid="00103e5c" officeooo:paragraph-rsid="00103e5c"/>
    </style:style>
    <style:style style:name="P3" style:family="paragraph" style:parent-style-name="Standard">
      <style:text-properties officeooo:rsid="0014cdd4" officeooo:paragraph-rsid="0014cdd4"/>
    </style:style>
    <style:style style:name="P4" style:family="paragraph" style:parent-style-name="Standard">
      <style:text-properties officeooo:rsid="00178336" officeooo:paragraph-rsid="00178336"/>
    </style:style>
    <style:style style:name="P5" style:family="paragraph" style:parent-style-name="Standard">
      <style:text-properties officeooo:rsid="0014cdd4" officeooo:paragraph-rsid="0014cdd4"/>
    </style:style>
    <style:style style:name="P6" style:family="paragraph" style:parent-style-name="Standard">
      <style:text-properties officeooo:rsid="0017cb47" officeooo:paragraph-rsid="0017cb47"/>
    </style:style>
    <style:style style:name="P7" style:family="paragraph" style:parent-style-name="Standard">
      <style:text-properties officeooo:rsid="00195d4d" officeooo:paragraph-rsid="00195d4d"/>
    </style:style>
    <style:style style:name="T1" style:family="text">
      <style:text-properties officeooo:rsid="00108bc2"/>
    </style:style>
    <style:style style:name="T2" style:family="text">
      <style:text-properties officeooo:rsid="0015e3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ny Outlook:</text:p>
      <text:p text:style-name="P1"/>
      <text:p text:style-name="P2">Crafting paperz is a company <text:s/><text:span text:style-name="T1">dealing <text:s/>in hand made paper products and packaging solutions in an elegant and alluring manner.The company believes in environmental friendly concepts.</text:span></text:p>
      <text:p text:style-name="P3">Crafting paperz is founded by Mrs. Neha Jain fashion designer by profession using her <text:span text:style-name="T2">innovations and zeal for latest trend. </text:span></text:p>
      <text:p text:style-name="P3"/>
      <text:p text:style-name="P6">Crafting paperz is a brain child of Mrs. Neha jain in view to promote eco-friendly products with a tint of fashion and creativity. We deal in handmade paper products and customize pakaging solutions. Our product portfolio covers various shades like vibrant colors , elgance , tradition and neon.</text:p>
      <text:p text:style-name="P6"/>
      <text:p text:style-name="P7">Neha is Fashion designer by profession with vast experience in designs . With this venture she is trying to convert her hobby and passion for crafts to develop some designer eco-friendly handmade products. </text:p>
      <text:p text:style-name="P7"/>
      <text:p text:style-name="P3"/>
      <text:p text:style-name="P4">22057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19:06:53.039934719</meta:creation-date>
    <dc:date>2015-01-04T19:58:38.162269732</dc:date>
    <meta:editing-duration>PT36M6S</meta:editing-duration>
    <meta:editing-cycles>12</meta:editing-cycles>
    <meta:generator>LibreOffice/4.2.7.2$Linux_X86_64 LibreOffice_project/420m0$Build-2</meta:generator>
    <meta:document-statistic meta:table-count="0" meta:image-count="0" meta:object-count="0" meta:page-count="1" meta:paragraph-count="6" meta:word-count="130" meta:character-count="829" meta:non-whitespace-character-count="701"/>
  </office:meta>
</office:document-meta>
</file>